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000000402AADDB1F62D4512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ono" svg:font-family="'Go Mono'" style:font-pitch="fixed"/>
    <style:font-face style:name="Miriam Mono CLM1" svg:font-family="'Miriam Mono CLM'" style:font-pitch="fixed"/>
    <style:font-face style:name="Go" svg:font-family="Go" style:font-pitch="variable"/>
    <style:font-face style:name="Graph" svg:font-family="Graph" style:font-pitch="variable"/>
    <style:font-face style:name="Liberation Sans1" svg:font-family="'Liberation Sans'" style:font-pitch="variable"/>
    <style:font-face style:name="Miriam Mono CLM" svg:font-family="'Miriam Mono CLM'" style:font-pitch="variable"/>
    <style:font-face style:name="Tinos" svg:font-family="Tin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3.95cm" fo:min-width="13.5cm"/>
    </style:style>
    <style:style style:name="gr3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4.103cm" fo:min-width="7cm"/>
    </style:style>
    <style:style style:name="gr4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7.65cm" fo:min-width="13.2cm"/>
    </style:style>
    <style:style style:name="gr5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0.35cm" fo:min-width="0.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053cm" svg:stroke-color="#000000" draw:marker-start-width="0.28cm" draw:marker-end-width="0.28cm" draw:fill="none" draw:textarea-horizontal-align="center" draw:textarea-vertical-align="middle" draw:auto-grow-height="false" fo:min-height="3.851cm" fo:min-width="0cm" fo:padding-top="0.152cm" fo:padding-bottom="0.152cm" fo:padding-left="0.277cm" fo:padding-right="0.277cm" draw:shadow="hidden"/>
    </style:style>
    <style:style style:name="gr8" style:family="graphic" style:parent-style-name="standard">
      <style:graphic-properties draw:fill-color="#dcdcdc" draw:textarea-horizontal-align="justify" draw:textarea-vertical-align="middle" draw:auto-grow-height="false" fo:min-height="1.65cm" fo:min-width="3.58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dcdcdc" draw:textarea-horizontal-align="justify" draw:textarea-vertical-align="middle" draw:auto-grow-height="false" fo:min-height="1.15cm" fo:min-width="2.227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-color="#f5f5f5" draw:opacity="9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Tinos"/>
    </style:style>
    <style:style style:name="P6" style:family="paragraph">
      <loext:graphic-properties draw:fill-color="#dcdcdc"/>
      <style:paragraph-properties fo:text-align="center"/>
      <style:text-properties style:font-name="Tinos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xml:id="id1" draw:id="id1" draw:layer="layout" svg:width="16.999cm" svg:height="16.029cm" svg:x="1.024cm" svg:y="1.028cm">
          <draw:image xlink:href="Pictures/100002010000044000000402AADDB1F62D451249.png" xlink:type="simple" xlink:show="embed" xlink:actuate="onLoad" loext:mime-type="image/png">
            <text:p/>
          </draw:image>
        </draw:frame>
        <draw:custom-shape draw:style-name="gr2" draw:text-style-name="P2" draw:layer="layout" svg:width="14cm" svg:height="4.2cm" svg:x="2.5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4.353cm" svg:x="4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7cm" svg:height="7.9cm" svg:x="2.5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cm" svg:height="0.6cm" svg:x="2.5cm" svg:y="7.553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8.023cm" svg:y1="9.042cm" svg:x2="18.023cm" svg:y2="9.042cm" draw:start-shape="id1" draw:end-shape="id1" svg:d="M18023 9042z" svg:viewBox="0 0 1 1">
          <text:p/>
        </draw:connector>
        <draw:path draw:style-name="gr7" draw:text-style-name="P4" xml:id="id3" draw:id="id3" draw:layer="layout" svg:width="0.229cm" svg:height="3.177cm" draw:transform="skewX (0.0144862327915529) rotate (1.58440989496045) translate (3.82204676527441cm 10.5986128150842cm)" svg:viewBox="0 0 230 3178" svg:d="M0 2c113-2 152-2 227-2 1 1059 2 2118 3 3176-77 0-115 2-228 2">
          <text:p/>
        </draw:path>
        <draw:custom-shape draw:style-name="gr8" draw:text-style-name="P6" xml:id="id2" draw:id="id2" draw:layer="layout" svg:width="4.085cm" svg:height="1.9cm" svg:x="3.373cm" svg:y="5.7cm">
          <text:p text:style-name="P5"><text:span text:style-name="T1">wr</text:span><text:span text:style-name="T1">ite </text:span><text:span text:style-name="T1">a </text:span><text:span text:style-name="T1">vo</text:span><text:span text:style-name="T1">lta</text:span><text:span text:style-name="T1">ge</text:span></text:p>
          <text:p text:style-name="P5"><text:span text:style-name="T1">va</text:span><text:span text:style-name="T1">lu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line" svg:x1="5.415cm" svg:y1="7.6cm" svg:x2="5.409cm" svg:y2="10.371cm" draw:start-shape="id2" draw:start-glue-point="2" draw:end-shape="id3" draw:end-glue-point="0" svg:d="M5415 7600l-6 2771" svg:viewBox="0 0 7 2772">
          <text:p/>
        </draw:connector>
        <draw:custom-shape draw:style-name="gr10" draw:text-style-name="P6" xml:id="id4" draw:id="id4" draw:layer="layout" svg:width="2.727cm" svg:height="1.4cm" svg:x="7.673cm" svg:y="5.7cm">
          <text:p text:style-name="P5"><text:span text:style-name="T1">w</text:span><text:span text:style-name="T1">h</text:span><text:span text:style-name="T1">e</text:span><text:span text:style-name="T1">r</text:span><text:span text:style-name="T1">e</text:span><text:span text:style-name="T1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" draw:text-style-name="P4" xml:id="id5" draw:id="id5" draw:layer="layout" svg:width="0.228cm" svg:height="0.648cm" draw:transform="rotate (1.57341432067289) translate (7.25059211277364cm 10.6011730109138cm)" svg:viewBox="0 0 229 649" svg:d="M3 0c113 0 151 0 226 0 0 216-1 433-1 649-76 0-115 0-228 0">
          <text:p/>
        </draw:path>
        <draw:connector draw:style-name="gr9" draw:text-style-name="P4" draw:layer="layout" draw:type="line" svg:x1="9.036cm" svg:y1="7.1cm" svg:x2="7.575cm" svg:y2="10.371cm" draw:start-shape="id4" draw:start-glue-point="2" draw:end-shape="id5" draw:end-glue-point="0" svg:d="M9036 7100l-1461 3271" svg:viewBox="0 0 1462 3272">
          <text:p/>
        </draw:connector>
        <draw:path draw:style-name="gr7" draw:text-style-name="P4" xml:id="id7" draw:id="id7" draw:layer="layout" svg:width="0.232cm" svg:height="1.148cm" draw:transform="rotate (1.57533418285008) translate (8.2960419922317cm 10.6046869331591cm)" svg:viewBox="0 0 233 1149" svg:d="M6 1c113-1 152-1 227-1-2 383-3 766-5 1148-76 0-115 1-228 1">
          <text:p/>
        </draw:path>
        <draw:custom-shape draw:style-name="gr10" draw:text-style-name="P6" xml:id="id6" draw:id="id6" draw:layer="layout" svg:width="2.727cm" svg:height="1.4cm" svg:x="9.673cm" svg:y="7.7cm">
          <text:p text:style-name="P5"><text:span text:style-name="T1">w</text:span><text:span text:style-name="T1">h</text:span><text:span text:style-name="T1">a</text:span><text:span text:style-name="T1">t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line" svg:x1="11.036cm" svg:y1="9.1cm" svg:x2="8.87cm" svg:y2="10.371cm" draw:start-shape="id6" draw:start-glue-point="2" draw:end-shape="id7" draw:end-glue-point="0" svg:d="M11036 9100l-2166 1271" svg:viewBox="0 0 2167 12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ono" svg:font-family="'Go Mono'" style:font-pitch="fixed"/>
    <style:font-face style:name="Miriam Mono CLM1" svg:font-family="'Miriam Mono CLM'" style:font-pitch="fixed"/>
    <style:font-face style:name="Go" svg:font-family="Go" style:font-pitch="variable"/>
    <style:font-face style:name="Graph" svg:font-family="Graph" style:font-pitch="variable"/>
    <style:font-face style:name="Liberation Sans1" svg:font-family="'Liberation Sans'" style:font-pitch="variable"/>
    <style:font-face style:name="Miriam Mono CLM" svg:font-family="'Miriam Mono CLM'" style:font-pitch="variable"/>
    <style:font-face style:name="Tinos" svg:font-family="Tin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16:55:49.432896099</meta:creation-date>
    <dc:date>2021-05-05T00:11:35.342980176</dc:date>
    <meta:editing-duration>PT3H14M15S</meta:editing-duration>
    <meta:editing-cycles>11</meta:editing-cycles>
    <meta:generator>LibreOffice/6.1.5.2$Linux_X86_64 LibreOffice_project/10$Build-2</meta:generator>
    <meta:document-statistic meta:object-count="15"/>
  </office:meta>
</office:document-meta>
</file>